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972f" officeooo:paragraph-rsid="001e972f"/>
    </style:style>
    <style:style style:name="P2" style:family="paragraph" style:parent-style-name="Standard">
      <style:paragraph-properties fo:text-align="center" style:justify-single-word="false"/>
      <style:text-properties fo:font-size="15pt" officeooo:rsid="001e972f" officeooo:paragraph-rsid="001e972f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주차</text:p>
      <text:p text:style-name="P1"/>
      <text:p text:style-name="P1">알리익스프레스에서 4자유도 로봇팔 구매</text:p>
      <text:p text:style-name="P1">ros2 moveit 기능 학습 필요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6:32:19.202630695</meta:creation-date>
    <dc:date>2024-12-11T16:35:30.611673983</dc:date>
    <meta:editing-duration>PT3M11S</meta:editing-duration>
    <meta:editing-cycles>1</meta:editing-cycles>
    <meta:document-statistic meta:table-count="0" meta:image-count="0" meta:object-count="0" meta:page-count="1" meta:paragraph-count="3" meta:word-count="29" meta:character-count="44" meta:non-whitespace-character-count="37"/>
    <meta:generator>LibreOffice/7.3.7.2$Linux_X86_64 LibreOffice_project/30$Build-2</meta:generator>
  </office:meta>
</office:document-meta>
</file>